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.reinit( Token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ken.term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setPayload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reinit( String newTerm , int newTermOffset , int newTermLength , int newStartOffset , int newEndOffset , String new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.setTermBuffer( String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ken.reinit( String newTerm , int newStartOffset , int newEn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.setFlags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etEnd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rowTermBuffer( int newSi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oken.reinit( Token prototype , String new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ken.reinit( char [ ] newTermBuffer , int newTermOffset , int newTermLength , int newStartOffset , int newEndOffset , String new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ken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ken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ken.reinit( String newTerm , int newStartOffset , int newEndOffset , String new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e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setTerm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initTermBuff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ken.clo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ken.reinit( String newTerm , int newTermOffset , int newTermLength , int newStartOffset , int newEn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.setPositionIncrement( int positionIncr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.setTermBuffer( char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ken.setTermBuffer( String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ken.Token( String text , int start , int end ,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getPosition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erm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subEqual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Token( String text , int start , int end , String ty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Token( int start , int end ,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reinit( Token prototype , char [ ] newTermBuffe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ken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tar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learNoTerm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Token( String text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reinit( char [ ] newTermBuffer , int newTermOffset , int newTermLength , int newStartOffset , int newEn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.en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erm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resizeTermBuffer( int new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ken.setTermLength(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clone( char [ ] newTermBuffer , int newTermOffset , int newTermLength , int newStartOffset , int newEnd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ken.Token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equals(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oken.setStar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ken.Token( char [ ] startTermBuffer , int termBufferOffset , int termBufferLength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Token( int start , int end , String ty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